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10pt" style:font-size-asian="10pt" style:font-size-complex="10pt"/>
    </style:style>
    <style:style style:name="P3" style:parent-style-name="Normal" style:family="paragraph">
      <style:text-properties fo:font-size="10pt" style:font-size-asian="10pt" style:font-size-complex="10pt"/>
    </style:style>
    <style:style style:name="P4" style:parent-style-name="Normal" style:family="paragraph">
      <style:text-properties fo:font-size="10pt" style:font-size-asian="10pt" style:font-size-complex="10pt"/>
    </style:style>
  </office:automatic-styles>
  <office:body>
    <office:text text:use-soft-page-breaks="true">
      <text:p text:style-name="P1">Reflection on Task</text:p>
      <text:p text:style-name="P2">Working from user stories was an effective approach in creating a clear and accurate solution as it helped to keep a clear focus on the end-user needs and wants. This meant that not only was I able to produce a<text:s/>suitable solution<text:s/>to the task,<text:s/>but I was also able to understand the user requirements<text:s/>thoroughly which was a pre-requisite to producing any outcomes. This allowed the development process to be smooth with no areas of ambiguity.</text:p>
      <text:p text:style-name="P3">Having test cases in advance allowed for me to have a pro-active approach during its development as it meant I could actively troubleshoot and debug my code to ensure that it would match the requirements specified and that it would be free from any errors.<text:s/>This led to me iteratively testing and making changes to multiple parts of the code to produce the best-possible outcome. Running into errors and bugs in my code gave me the chance to think creatively in thinking of ways that would mean the to code would function and also be in-line with the requirements stated beforehand.<text:s/>If I was to complete a project similar to this one in the future, I would do so ensuring that it is even more detailed to produce an end result that’s even closer to that stated in the user-story.</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lyas hussein</meta:initial-creator>
    <dc:creator>ilyas hussein</dc:creator>
    <meta:creation-date>2023-10-17T21:00:00Z</meta:creation-date>
    <dc:date>2023-10-17T22:15:00Z</dc:date>
    <meta:template xlink:href="Normal" xlink:type="simple"/>
    <meta:editing-cycles>1</meta:editing-cycles>
    <meta:editing-duration>PT4500S</meta:editing-duration>
    <meta:document-statistic meta:page-count="1" meta:paragraph-count="2" meta:word-count="184" meta:character-count="1237" meta:row-count="8" meta:non-whitespace-character-count="1055"/>
  </office:meta>
</office:document-meta>
</file>